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6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row table:style-name="ro1">
          <table:table-cell table:style-name="ce2" office:value-type="string" calcext:value-type="string">
            <text:p>Função</text:p>
          </table:table-cell>
          <table:table-cell table:style-name="ce2" office:value-type="string" calcext:value-type="string">
            <text:p>Modo de Falha</text:p>
          </table:table-cell>
          <table:table-cell table:style-name="ce2" office:value-type="string" calcext:value-type="string">
            <text:p>Efeito</text:p>
          </table:table-cell>
          <table:table-cell table:style-name="ce2" office:value-type="string" calcext:value-type="string">
            <text:p>Severidade</text:p>
          </table:table-cell>
          <table:table-cell table:style-name="ce2" office:value-type="string" calcext:value-type="string">
            <text:p>Causa da Falha</text:p>
          </table:table-cell>
          <table:table-cell table:style-name="ce2" office:value-type="string" calcext:value-type="string">
            <text:p>Ocorrência</text:p>
          </table:table-cell>
          <table:table-cell table:style-name="ce2" office:value-type="string" calcext:value-type="string">
            <text:p>Ações</text:p>
          </table:table-cell>
          <table:table-cell table:style-name="ce2" office:value-type="string" calcext:value-type="string">
            <text:p>Detecção</text:p>
          </table:table-cell>
          <table:table-cell table:style-name="ce2" office:value-type="string" calcext:value-type="string">
            <text:p>RPN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Preparação de material</text:p>
          </table:table-cell>
          <table:table-cell table:style-name="ce2" office:value-type="string" calcext:value-type="string" table:number-columns-spanned="1" table:number-rows-spanned="2">
            <text:p>Material incorreto</text:p>
          </table:table-cell>
          <table:table-cell table:style-name="ce2" office:value-type="string" calcext:value-type="string" table:number-columns-spanned="1" table:number-rows-spanned="2">
            <text:p>Rejeição do produto final</text:p>
            <text:p>Por não atendimento do </text:p>
            <text:p>Projeto</text:p>
          </table:table-cell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2" office:value-type="string" calcext:value-type="string">
            <text:p>Erro do operad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sar um checklist para o</text:p>
            <text:p>Process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2]*[.F2]*[.H2]" office:value-type="float" office:value="48" calcext:value-type="float">
            <text:p>48</text:p>
          </table:table-cell>
        </table:table-row>
        <table:table-row table:style-name="ro2">
          <table:covered-table-cell table:number-columns-repeated="4" table:style-name="ce2"/>
          <table:table-cell table:style-name="ce2" office:value-type="string" calcext:value-type="string">
            <text:p>Identificação incorreta</text:p>
            <text:p>Do materi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dida de peso do materail</text:p>
            <text:p>Antes da alimentação da máquin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2]*[.F3]*[.H3]" office:value-type="float" office:value="80" calcext:value-type="float">
            <text:p>80</text:p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Material humido</text:p>
          </table:table-cell>
          <table:table-cell table:style-name="ce2" office:value-type="string" calcext:value-type="string">
            <text:p>Atrapalha a moldage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rmazenagem incorreta</text:p>
            <text:p>Da matéria-prim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r humidade relativa do ar no</text:p>
            <text:p>Local de armazenamento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D4]*[.F4]*[.H4]" office:value-type="float" office:value="140" calcext:value-type="float">
            <text:p>140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2">
            <text:p>Aquecimento e preenchimento</text:p>
            <text:p>Do material</text:p>
          </table:table-cell>
          <table:table-cell table:style-name="ce2" office:value-type="string" calcext:value-type="string" table:number-columns-spanned="1" table:number-rows-spanned="2">
            <text:p>Temperatura incorreta</text:p>
            <text:p>No molde</text:p>
          </table:table-cell>
          <table:table-cell table:style-name="ce2" office:value-type="string" calcext:value-type="string" table:number-columns-spanned="1" table:number-rows-spanned="2">
            <text:p>Preenchimento incorreto</text:p>
            <text:p>Do molde, causando</text:p>
            <text:p>Deforrmidades na peça final</text:p>
          </table:table-cell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>
            <text:p>Malfuncionamento do</text:p>
            <text:p>Sistema de controle de</text:p>
            <text:p>Temperatura do Fus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stalaçaõ de termopar para controle de</text:p>
            <text:p>Temperatura no Fus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5]*[.F5]*[.H5]" office:value-type="float" office:value="192" calcext:value-type="float">
            <text:p>192</text:p>
          </table:table-cell>
        </table:table-row>
        <table:table-row table:style-name="ro4">
          <table:covered-table-cell table:number-columns-repeated="4" table:style-name="ce2"/>
          <table:table-cell table:style-name="ce2" office:value-type="string" calcext:value-type="string">
            <text:p>Malfuncionamento do</text:p>
            <text:p>Sistema de controle de</text:p>
            <text:p>Temperatura do</text:p>
            <text:p>Cilindro de plastificaç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stalaçaõ de termopar para controle de</text:p>
            <text:p>Temperatura no cilindro de plastificaçã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5]*[.F6]*[.H6]"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Escolha dos parâmetros</text:p>
            <text:p>De injeção</text:p>
          </table:table-cell>
          <table:table-cell table:style-name="ce2" office:value-type="string" calcext:value-type="string">
            <text:p>Pressão</text:p>
            <text:p>Inadequada</text:p>
          </table:table-cell>
          <table:table-cell table:style-name="ce2" office:value-type="string" calcext:value-type="string">
            <text:p>Preenchimento imcompleto</text:p>
            <text:p>Do mold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juste incorreta do</text:p>
            <text:p>Parâmetro de press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r pressão com um manômetr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7]*[.F7]*[.H7]" office:value-type="float" office:value="60" calcext:value-type="float">
            <text:p>60</text:p>
          </table:table-cell>
        </table:table-row>
        <table:table-row table:style-name="ro3">
          <table:covered-table-cell table:style-name="ce2"/>
          <table:table-cell table:style-name="ce2" office:value-type="string" calcext:value-type="string">
            <text:p>Velocidade exagerada</text:p>
            <text:p>De injeção</text:p>
          </table:table-cell>
          <table:table-cell table:style-name="ce2" office:value-type="string" calcext:value-type="string">
            <text:p>Geração das marcas cinzas,</text:p>
            <text:p>Que reduzem a resistência</text:p>
            <text:p>Do produto fin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juste incorreta do</text:p>
            <text:p>Parâmetro de velocidad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efinição automática do parâmetro de</text:p>
            <text:p>Velocidade em função das demais</text:p>
            <text:p>Variaveis já mensuradas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8]*[.F8]*[.H8]" office:value-type="float" office:value="84" calcext:value-type="float">
            <text:p>84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2">
            <text:p>Fechamento do molde</text:p>
          </table:table-cell>
          <table:table-cell table:style-name="ce2" office:value-type="string" calcext:value-type="string" table:number-columns-spanned="1" table:number-rows-spanned="2">
            <text:p>Os moldes fixo e móvel</text:p>
            <text:p>Não estão em contato</text:p>
            <text:p>Perfeito</text:p>
          </table:table-cell>
          <table:table-cell table:style-name="ce2" office:value-type="string" calcext:value-type="string" table:number-columns-spanned="1" table:number-rows-spanned="2">
            <text:p>Formação de rebarbas</text:p>
          </table:table-cell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>
            <text:p>Força insuficiente do</text:p>
            <text:p>Sistema de fecho e</text:p>
            <text:p>Abertura do mold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r a poressão aplicada pelo </text:p>
            <text:p>Mecanismo De trav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9]*[.F9]*[.H9]" office:value-type="float" office:value="144" calcext:value-type="float">
            <text:p>144</text:p>
          </table:table-cell>
        </table:table-row>
        <table:table-row table:style-name="ro2">
          <table:covered-table-cell table:number-columns-repeated="4"/>
          <table:table-cell table:style-name="ce2" office:value-type="string" calcext:value-type="string">
            <text:p>Deformação do</text:p>
            <text:p>Bico de injeçã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speção visual do bico de injeçã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9]*[.F10]*[.H10]" office:value-type="float" office:value="144" calcext:value-type="float">
            <text:p>144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7:10:00.664599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8:03:08.630608416</meta:creation-date>
    <dc:date>2021-08-14T19:08:28.101786074</dc:date>
    <meta:editing-duration>PT5M38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